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e88c" officeooo:paragraph-rsid="0001e88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569b" officeooo:paragraph-rsid="0002569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1e88c" officeooo:paragraph-rsid="0001e88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1e88c" officeooo:paragraph-rsid="0001e88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2569b" officeooo:paragraph-rsid="0001e88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2569b" officeooo:paragraph-rsid="0001e88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569b" officeooo:paragraph-rsid="0002569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667b9" officeooo:paragraph-rsid="000667b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8ac9a" officeooo:paragraph-rsid="0008ac9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2569b" officeooo:paragraph-rsid="0002569b" style:font-weight-asian="normal" style:font-weight-complex="normal"/>
    </style:style>
    <style:style style:name="T1" style:family="text">
      <style:text-properties officeooo:rsid="0002c512"/>
    </style:style>
    <style:style style:name="T2" style:family="text">
      <style:text-properties officeooo:rsid="000667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de Facebook</text:p>
      <text:p text:style-name="P1"/>
      <text:p text:style-name="P3">Antecendentes</text:p>
      <text:p text:style-name="P3"/>
      <text:p text:style-name="P4">Fue lanzada e<text:span text:style-name="T1">l 24 de mayo del 2007. </text:span><text:s/>Desde entonces la plataforma ofrece un conjunto <text:s/>de interfaces de programación y herramientas las cuales permiten a los desarroladores de software crear aplicaciones que interactuan con las funciones de facebook.</text:p>
      <text:p text:style-name="P7"/>
      <text:p text:style-name="P7"><text:span text:style-name="T2">M</text:span>uestra de su aco<text:span text:style-name="T2">gida, es que en el dia 3 de noviembre del mismo año. Ya se habian desarrollado siete mil aplicaciones, con varias cientas más creadas cada dia. <text:s/>Para el segundo anual f8 (F8 es una conferencia de facebook destinado a desarrolladores y empresarios que construyen servicios alrededor de la red social) <text:s/>el 23 de julio del 2008, el número de aplicaciones <text:s/>crecio a 33.000, además el número de desarrollados registrados habia excedido los <text:s/>400,000.</text:span></text:p>
      <text:p text:style-name="P9"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Referencias :</text:p>
      <text:p text:style-name="P7">https://en.wikipedia.org/wiki/Facebook_Platform</text:p>
      <text:p text:style-name="P6"><text:soft-page-break/></text:p>
      <text:p text:style-name="P7"><text:a xlink:type="simple" xlink:href="https://techcrunch.com/2007/05/24/facebook-launches-facebook-platform-they-are-the-anti-myspace/">https://techcrunch.com/2007/05/24/facebook-launches-facebook-platform-they-are-the-anti-myspace/</text:a></text:p>
      <text:p text:style-name="P10"/>
      <text:p text:style-name="P8">http://www.washingtonpost.com/wp-dyn/content/article/2007/11/02/AR2007110201894_pf.html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User</meta:initial-creator>
    <meta:creation-date>2016-08-17T13:14:28.062981050</meta:creation-date>
    <dc:date>2016-08-17T13:58:34.283727071</dc:date>
    <dc:creator>System User</dc:creator>
    <meta:editing-duration>PT28M24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3" meta:paragraph-count="8" meta:word-count="123" meta:character-count="981" meta:non-whitespace-character-count="860"/>
  </office:meta>
</office:document-meta>
</file>